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Default_5f_1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038cm" fo:min-width="5.397cm" fo:padding-top="0.175cm" fo:padding-bottom="0.175cm" fo:padding-left="0.3cm" fo:padding-right="0.3cm"/>
    </style:style>
    <style:style style:name="gr5" style:family="graphic" style:parent-style-name="Default_5f_1">
      <style:graphic-properties draw:fill="solid" draw:fill-color="#ff0000" draw:textarea-horizontal-align="justify" draw:textarea-vertical-align="middle" draw:auto-grow-height="false" fo:min-height="0.625cm" fo:min-width="0.375cm"/>
    </style:style>
    <style:style style:name="gr6" style:family="graphic" style:parent-style-name="Default_5f_1">
      <style:graphic-properties draw:fill="solid" draw:fill-color="#2a6099" draw:textarea-horizontal-align="justify" draw:textarea-vertical-align="middle" draw:auto-grow-height="false" fo:min-height="0.625cm" fo:min-width="0.375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Default_5f_1">
      <style:graphic-properties draw:fill="solid" draw:fill-color="#00a933" draw:textarea-horizontal-align="justify" draw:textarea-vertical-align="middle" draw:auto-grow-height="false" fo:min-height="0.625cm" fo:min-width="0.37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638cm"/>
      <style:paragraph-properties style:writing-mode="lr-tb"/>
    </style:style>
    <style:style style:name="P1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margin-left="1.27cm" fo:margin-right="0cm" fo:text-align="start" fo:text-indent="-0.635cm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solid" draw:fill-color="#2a6099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solid" draw:fill-color="#00a933"/>
      <style:paragraph-properties fo:text-align="center"/>
    </style:style>
    <style:style style:name="P19" style:family="paragraph">
      <style:paragraph-properties style:writing-mode="lr-tb"/>
    </style:style>
    <style:style style:name="P20" style:family="paragraph"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style:text-line-through-style="solid" style:text-line-through-type="single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ewunschte Themen</text:span></text:p>
          </draw:text-box>
        </draw:frame>
        <draw:frame presentation:style-name="pr2" draw:text-style-name="P4" draw:layer="layout" svg:width="25.199cm" svg:height="9.134cm" svg:x="1.4cm" svg:y="2.6cm" presentation:class="subtitle" presentation:user-transformed="true">
          <draw:text-box>
            <text:list text:style-name="L2">
              <text:list-item>
                <text:p text:style-name="P2"><text:span text:style-name="T2">Winkelzeichnen mit Geodreieck</text:span></text:p>
              </text:list-item>
              <text:list-item>
                <text:p text:style-name="P2"><text:span text:style-name="T2">Daten und Zufall</text:span></text:p>
              </text:list-item>
              <text:list-item>
                <text:p text:style-name="P2"><text:span text:style-name="T3">Zentrische Streckung</text:span></text:p>
              </text:list-item>
              <text:list-item>
                <text:p text:style-name="P2"><text:span text:style-name="T3">Zirkel benutzen</text:span></text:p>
              </text:list-item>
              <text:list-item>
                <text:p text:style-name="P2"><text:span text:style-name="T3">Variabeln und Terme</text:span></text:p>
              </text:list-item>
              <text:list-item>
                <text:p text:style-name="P2"><text:span text:style-name="T3">Lineare Gleichungssysteme</text:span></text:p>
              </text:list-item>
              <text:list-item>
                <text:p text:style-name="P2"><text:span text:style-name="T3">Brüche, Prozentwert, Zinsen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4">Brüche kürzen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><text:span text:style-name="T4">Datenauswertung</text:span></text:p>
          </draw:text-box>
        </draw:frame>
        <draw:frame presentation:style-name="pr4" draw:text-style-name="P8" draw:layer="layout" svg:width="25.199cm" svg:height="9.134cm" svg:x="1.4cm" svg:y="5.36cm" presentation:class="outline" presentation:user-transformed="true">
          <draw:text-box>
            <text:list text:style-name="L3">
              <text:list-item>
                <text:p><text:span text:style-name="T3">Arithmetisches Mittel = </text:span></text:p>
                <text:p><text:span text:style-name="T3"/></text:p>
              </text:list-item>
              <text:list-item>
                <text:p><text:span text:style-name="T3">Median = Mittelere Wert in der zugeordnete Reihenfolge</text:span></text:p>
                <text:p><text:span text:style-name="T3"/></text:p>
                <text:p><text:span text:style-name="T3"/></text:p>
              </text:list-item>
              <text:list-item>
                <text:p><text:span text:style-name="T3">Spannweite = Differenz zwischen großte und kleinste Wert</text:span></text:p>
              </text:list-item>
            </text:list>
          </draw:text-box>
        </draw:frame>
        <draw:frame draw:style-name="gr2" draw:text-style-name="P9" draw:layer="layout" svg:width="4.211cm" svg:height="1.338cm" svg:x="10.705cm" svg:y="5.2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0" draw:layer="layout" svg:width="22.727cm" svg:height="1.195cm" svg:x="1.999cm" svg:y="3.257cm">
          <draw:text-box>
            <text:p><text:span text:style-name="T5"><text:s/></text:span><text:span text:style-name="T5">3, 4, 2, 10, 0, 1, 8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3" draw:layer="layout" svg:width="25.199cm" svg:height="1.638cm" svg:x="1.4cm" svg:y="0.628cm" presentation:class="title" presentation:user-transformed="true">
          <draw:text-box>
            <text:p text:style-name="P12"><text:span text:style-name="T6">Wahrscheinlichkeit - </text:span><text:span text:style-name="T7">Baumdiagramme</text:span></text:p>
          </draw:text-box>
        </draw:frame>
        <draw:frame presentation:style-name="pr4" draw:text-style-name="P8" draw:layer="layout" svg:width="25.199cm" svg:height="9.134cm" svg:x="0.258cm" svg:y="2.163cm" presentation:class="outline" presentation:user-transformed="true">
          <draw:text-box>
            <text:list text:style-name="L3">
              <text:list-item>
                <text:p><text:span text:style-name="T8">Wahrscheinlichkeit ist eine Erwartung von ein Ergebnis</text:span></text:p>
              </text:list-item>
              <text:list-item>
                <text:p><text:span text:style-name="T8">Die Summe alle Wahrscheinlichkeiten ist immer 1</text:span><text:span text:style-name="T3"> </text:span></text:p>
                <text:p><text:span text:style-name="T3"/></text:p>
              </text:list-item>
            </text:list>
          </draw:text-box>
        </draw:frame>
        <draw:custom-shape draw:style-name="gr4" draw:text-style-name="P14" draw:layer="layout" svg:width="5.997cm" svg:height="4.388cm" svg:x="0.818cm" svg:y="6.9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37cm" svg:height="1.237cm" svg:x="1.333cm" svg:y="9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.237cm" svg:height="1.237cm" svg:x="3.976cm" svg:y="9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7" draw:layer="layout" svg:width="23.679cm" svg:height="1.673cm" svg:x="0.704cm" svg:y="4.702cm">
          <draw:text-box>
            <text:p><text:span text:style-name="T8">Was ist die Wahrscheinlichkeit man zieht einen blauen Ball, tut den züruck und dann zieht einen grünen Ball aus der Kiste?</text:span></text:p>
          </draw:text-box>
        </draw:frame>
        <draw:custom-shape draw:style-name="gr5" draw:text-style-name="P15" draw:layer="layout" svg:width="1.237cm" svg:height="1.237cm" svg:x="2.739cm" svg:y="8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.237cm" svg:height="1.237cm" svg:x="5.197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1.237cm" svg:height="1.237cm" svg:x="1.123cm" svg:y="7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.237cm" svg:height="1.237cm" svg:x="2.814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5.199cm" svg:height="1.058cm" svg:x="0.107cm" svg:y="14.067cm" presentation:class="outline" presentation:user-transformed="true">
          <draw:text-box>
            <text:list text:style-name="L3">
              <text:list-item>
                <text:p><text:span text:style-name="T9">Wahrscheinlichkeit UND → mal rechnen</text:span></text:p>
                <text:p><text:span text:style-name="T9"/></text:p>
                <text:p><text:span text:style-name="T3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9" draw:layer="layout" svg:width="25.199cm" svg:height="2.958cm" svg:x="1.401cm" svg:y="1.287cm" presentation:class="outline" presentation:user-transformed="true">
          <draw:text-box>
            <text:list text:style-name="L3">
              <text:list-header>
                <text:p>Übung Finale Heft Seite 81 Aufgabe 4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9" draw:layer="layout" svg:width="25.199cm" svg:height="2.958cm" svg:x="1.401cm" svg:y="1.287cm" presentation:class="outline" presentation:user-transformed="true">
          <draw:text-box>
            <text:list text:style-name="L3">
              <text:list-header>
                <text:p>Übung Finale Heft Seite 80 Aufgabe 2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9" draw:layer="layout" svg:width="25.199cm" svg:height="2.958cm" svg:x="1.401cm" svg:y="1.287cm" presentation:class="outline" presentation:user-transformed="true">
          <draw:text-box>
            <text:list text:style-name="L3">
              <text:list-header>
                <text:p>Übung Finale Heft Seite 93 Aufgaben f) g) 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0" draw:layer="layout" svg:width="25.199cm" svg:height="2.629cm" svg:x="1.4cm" svg:y="0.628cm" presentation:class="title">
          <draw:text-box>
            <text:p text:style-name="P20"><text:span text:style-name="T10">Prozentwerte</text:span></text:p>
          </draw:text-box>
        </draw:frame>
        <draw:frame presentation:style-name="pr4" draw:text-style-name="P22" draw:layer="layout" svg:width="25.199cm" svg:height="2.958cm" svg:x="1.04cm" svg:y="11.547cm" presentation:class="outline" presentation:user-transformed="true">
          <draw:text-box>
            <text:list text:style-name="L3">
              <text:list-header>
                <text:p text:style-name="P21"><text:span text:style-name="T11">Übung Finale Heft Seite 44 Aufgabe 1, Seite 54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de" fo:country="DE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6:37:45.651379380</meta:creation-date>
    <dc:date>2025-05-13T16:58:56.936786282</dc:date>
    <meta:editing-duration>PT9M57S</meta:editing-duration>
    <meta:editing-cycles>4</meta:editing-cycles>
    <meta:generator>LibreOffice/6.4.7.2$Linux_X86_64 LibreOffice_project/4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frac>
      <mrow>
        <mi mathvariant="italic">Summe</mi>
        <mi mathvariant="italic">der</mi>
        <mi mathvariant="italic">Werte</mi>
      </mrow>
      <mrow>
        <mi mathvariant="italic">Anzahl</mi>
        <mi mathvariant="italic">der</mi>
        <mi mathvariant="italic">Werte</mi>
      </mrow>
    </mfrac>
    <annotation encoding="StarMath 5.0"> {Summe der Werte} over {Anzahl der Werte} </annotation>
  </semantics>
</math>
</file>